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017b7cb" officeooo:paragraph-rsid="001e5e3d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size="12pt" officeooo:rsid="001e5e3d" officeooo:paragraph-rsid="001e5e3d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officeooo:rsid="001eec2c" officeooo:paragraph-rsid="001eec2c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e5e3d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e5e3d" style:font-name-asian="Calibri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e5e3d" style:font-name-asian="Calibri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e5e3d" style:font-name-asian="Calibr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e5e3d" style:font-name-asian="Calibri" style:font-size-asian="12pt" style:font-style-asian="italic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e5e3d" style:font-name-asian="Calibri" style:font-size-asian="12pt" style:font-style-asian="italic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e5e3d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officeooo:paragraph-rsid="001e5e3d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paragraph-rsid="001eec2c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language="en" fo:country="US" officeooo:paragraph-rsid="001eec2c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e5e3d" style:font-name-asian="Calibri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e5e3d" style:font-name-asian="Calibri" style:font-size-asian="12pt" style:font-weight-asian="bold" style:font-name-complex="Times New Roman1" style:font-size-complex="12pt"/>
    </style:style>
    <style:style style:name="P16" style:family="paragraph" style:parent-style-name="Standard" style:list-style-name="L2">
      <style:paragraph-properties fo:margin-top="0cm" fo:margin-bottom="0cm" loext:contextual-spacing="false" fo:line-height="100%"/>
      <style:text-properties fo:font-size="12pt" fo:language="en" fo:country="US" officeooo:paragraph-rsid="001fdfa2" style:font-size-asian="12pt" style:font-size-complex="12pt"/>
    </style:style>
    <style:style style:name="P17" style:family="paragraph" style:parent-style-name="Standard" style:list-style-name="L3">
      <style:paragraph-properties fo:margin-top="0cm" fo:margin-bottom="0cm" loext:contextual-spacing="false" fo:line-height="100%"/>
      <style:text-properties fo:font-size="12pt" fo:language="en" fo:country="US" officeooo:paragraph-rsid="001eec2c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n" fo:country="US" fo:font-weight="bold" officeooo:rsid="001e5e3d" officeooo:paragraph-rsid="001eec2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2pt" officeooo:paragraph-rsid="001eec2c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2pt" officeooo:paragraph-rsid="001fdfa2" style:font-size-asian="12pt" style:font-size-complex="12pt"/>
    </style:style>
    <style:style style:name="P21" style:family="paragraph" style:parent-style-name="Standard" style:list-style-name="L2">
      <style:paragraph-properties fo:margin-top="0cm" fo:margin-bottom="0cm" loext:contextual-spacing="false" fo:line-height="100%"/>
      <style:text-properties fo:font-size="12pt" officeooo:paragraph-rsid="001fdfa2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2pt" officeooo:rsid="001fdfa2" officeooo:paragraph-rsid="001fdfa2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font-weight="bold" officeooo:rsid="001e5e3d" officeooo:paragraph-rsid="001eec2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01eec2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2pt" fo:font-weight="bold" officeooo:paragraph-rsid="002346a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2pt" fo:font-weight="normal" officeooo:paragraph-rsid="002346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2pt" fo:font-weight="normal" officeooo:rsid="002346a7" officeooo:paragraph-rsid="002346a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209b03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21a6b5"/>
    </style:style>
    <style:style style:name="P30" style:family="paragraph" style:parent-style-name="Standard">
      <style:text-properties fo:font-size="12pt" officeooo:paragraph-rsid="002346a7" style:font-size-asian="12pt" style:font-size-complex="12pt"/>
    </style:style>
    <style:style style:name="P31" style:family="paragraph" style:parent-style-name="Standard">
      <style:text-properties fo:font-size="12pt" officeooo:rsid="002346a7" officeooo:paragraph-rsid="002346a7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officeooo:rsid="001eec2c" officeooo:paragraph-rsid="001eec2c" style:font-name-asian="Calibri" style:font-size-asian="12pt" style:font-name-complex="Times New Roman1" style:font-size-complex="12pt"/>
    </style:style>
    <style:style style:name="P33" style:family="paragraph" style:parent-style-name="Text_20_body" style:list-style-name="L1">
      <style:paragraph-properties fo:text-align="start" style:justify-single-word="false"/>
      <style:text-properties style:font-name="Times New Roman" fo:font-size="12pt" officeooo:rsid="001eec2c" officeooo:paragraph-rsid="001eec2c" style:font-name-asian="Calibri" style:font-size-asian="12pt" style:font-name-complex="Times New Roman1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officeooo:rsid="001e5e3d" officeooo:paragraph-rsid="001e5e3d" style:font-name-asian="Calibri" style:font-size-asian="12pt" style:font-name-complex="Times New Roman1" style:font-size-complex="12pt"/>
    </style:style>
    <style:style style:name="P35" style:family="paragraph" style:parent-style-name="Text_20_body">
      <style:paragraph-properties fo:text-align="start" style:justify-single-word="false"/>
      <style:text-properties fo:font-size="12pt" officeooo:rsid="001e5e3d" officeooo:paragraph-rsid="001e5e3d" style:font-size-asian="12pt" style:font-size-complex="12pt"/>
    </style:style>
    <style:style style:name="T1" style:family="text">
      <style:text-properties style:font-name="Times New Roman" style:font-name-asian="Calibri" style:font-name-complex="Times New Roman1"/>
    </style:style>
    <style:style style:name="T2" style:family="text">
      <style:text-properties style:font-name="Times New Roman" style:font-name-asian="Calibri" style:font-name-complex="Times New Roman1" style:font-style-complex="italic"/>
    </style:style>
    <style:style style:name="T3" style:family="text">
      <style:text-properties style:font-name="Times New Roman" officeooo:rsid="001eec2c" style:font-name-asian="Calibri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6" style:family="text">
      <style:text-properties style:font-name="Times New Roman" style:text-underline-style="solid" style:text-underline-width="auto" style:text-underline-color="font-color" fo:font-weight="bold" officeooo:rsid="001e5e3d" style:font-name-asian="Calibri" style:font-weight-asian="bold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9" style:family="text">
      <style:text-properties style:font-name="Times New Roman" style:text-underline-style="solid" style:text-underline-width="auto" style:text-underline-color="font-color" fo:font-weight="normal" officeooo:rsid="001e5e3d" style:font-name-asian="Calibri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Calibri" style:font-weight-asian="bold" style:font-name-complex="Times New Roman1"/>
    </style:style>
    <style:style style:name="T11" style:family="text">
      <style:text-properties style:font-name="Times New Roman" fo:font-weight="bold" style:font-name-asian="Calibri" style:font-weight-asian="bold" style:font-name-complex="Times New Roman1" style:font-weight-complex="bold"/>
    </style:style>
    <style:style style:name="T12" style:family="text">
      <style:text-properties officeooo:rsid="001eec2c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162a2"/>
    </style:style>
    <style:style style:name="T15" style:family="text">
      <style:text-properties officeooo:rsid="001fdfa2"/>
    </style:style>
    <style:style style:name="T16" style:family="text">
      <style:text-properties officeooo:rsid="00209b03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2pt" fo:language="en" fo:country="US" officeooo:rsid="00209b03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1a6b5" style:font-size-asian="12pt" style:font-size-complex="12pt"/>
    </style:style>
    <style:style style:name="T21" style:family="text">
      <style:text-properties officeooo:rsid="002162a2"/>
    </style:style>
    <style:style style:name="T22" style:family="text">
      <style:text-properties officeooo:rsid="0021a6b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346a7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4"/>
      <text:p text:style-name="P5"/>
      <text:p text:style-name="P11"><text:span text:style-name="T1">ФАКУЛЬТЕТ </text:span><text:span text:style-name="T4"><text:s/>«Информатика и системы управления»</text:span><text:span text:style-name="T1">_________________________________</text:span></text:p>
      <text:p text:style-name="P7"/>
      <text:p text:style-name="P11"><text:span text:style-name="T1">КАФЕДРА </text:span><text:span text:style-name="T4"><text:s/></text:span><text:span text:style-name="T5">«Программное обеспечение ЭВМ и информационные технологии»</text:span><text:span text:style-name="T2">______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10"><text:span text:style-name="T10">Лабораторная работа № </text:span><text:span text:style-name="T6">4</text:span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/>
            <text:p text:style-name="P11"><text:span text:style-name="T10">Тема <text:s/></text:span><text:span text:style-name="T9">Использование управляющих структур, работа со списками</text:span></text:p>
            <text:p text:style-name="P5"/>
            <text:p text:style-name="P11"><text:span text:style-name="T10">Студент </text:span><text:span text:style-name="T8">Сушина А.Д.</text:span></text:p>
            <text:p text:style-name="P5"/>
            <text:p text:style-name="P11"><text:span text:style-name="T10">Группа <text:s/></text:span><text:span text:style-name="T8">ИУ7-61б</text:span></text:p>
            <text:p text:style-name="P5"/>
            <text:p text:style-name="P5">Оценка (баллы) _______________</text:p>
            <text:p text:style-name="P5"/>
            <text:p text:style-name="P11"><text:span text:style-name="T10">Преподаватель</text:span><text:span text:style-name="T7"> </text:span><text:span text:style-name="T8">Толпинская Н.Б.</text:span></text:p>
          </table:table-cell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8"/>
      <text:p text:style-name="P6">Москва. <text:s/></text:p>
      <text:p text:style-name="P1"><text:span text:style-name="T1">2020</text:span><text:bookmark text:name="_GoBack"/><text:span text:style-name="T1"> г</text:span></text:p>
      <text:p text:style-name="P2"><text:soft-page-break/><text:span text:style-name="T11">Цель работы: </text:span><text:span text:style-name="T1">Приобрести навыки работы с управляющими структурами Lisp. </text:span></text:p>
      <text:p text:style-name="P2"><text:span text:style-name="T11">Задачи работы: </text:span><text:span text:style-name="T1">изуч</text:span><text:span text:style-name="T3">и</text:span><text:span text:style-name="T1">ть работу функций с произвольным количеством аргументов, функций разрушающих и неразрушающих структуру исходных аргументов. </text:span></text:p>
      <text:p text:style-name="P2"><text:span text:style-name="T1"/></text:p>
      <text:p text:style-name="P23"><text:span text:style-name="T13">6. </text:span>Дана<text:span text:style-name="T13"> </text:span>функция<text:line-break/></text:p>
      <text:p text:style-name="P18">(defun mystery (x) </text:p>
      <text:p text:style-name="P18"><text:s text:c="11"/>(list (second x) (first x))).</text:p>
      <text:p text:style-name="P18"/>
      <text:p text:style-name="P12"><text:span text:style-name="T23">Какие результаты вычисления следующих выражений?</text:span> </text:p>
      <text:p text:style-name="P12"/>
      <text:list xml:id="list2666858945" text:style-name="L3">
        <text:list-item>
          <text:p text:style-name="P17">(mystery (one two)) →<text:span text:style-name="T12"> The variable TWO is unbound</text:span></text:p>
          <text:p text:style-name="P17"/>
        </text:list-item>
        <text:list-item>
          <text:p text:style-name="P17">(mystery (last one two)) →<text:span text:style-name="T12"> the variabe ONE is unbound<text:line-break/></text:span></text:p>
        </text:list-item>
        <text:list-item>
          <text:p text:style-name="P17">(mystery free) →<text:span text:style-name="T12"> The variable FREE is unbound</text:span></text:p>
          <text:p text:style-name="P17"/>
        </text:list-item>
        <text:list-item>
          <text:p text:style-name="P17">(mystery one 'two)) →<text:span text:style-name="T12"> The variable one is unbound</text:span></text:p>
        </text:list-item>
      </text:list>
      <text:p text:style-name="P13"/>
      <text:p text:style-name="P24">7. Написать функцию, которая переводит температуру в системе Фаренгейта</text:p>
      <text:p text:style-name="P24">температуру по Цельсию (defum f-to-c (temp)…).</text:p>
      <text:p text:style-name="P24">Формулы: <text:tab/>c = 5/9*(f-320); <text:tab/>f= 9/5*c+32.0. </text:p>
      <text:p text:style-name="P24"/>
      <text:p text:style-name="P24">Как бы назывался роман Р.Брэдбери "+451 по Фаренгейту" в системе по Цельсию?</text:p>
      <text:p text:style-name="P12"/>
      <text:p text:style-name="P22">(defun f-to-c (temp) </text:p>
      <text:p text:style-name="P22"><text:tab/><text:tab/>(* (/ 5.0 9.0) (- temp 320)))</text:p>
      <text:p text:style-name="P12"/>
      <text:p text:style-name="P29"><text:span text:style-name="T20">Роман назывался бы «+ </text:span><text:bookmark text:name="Result"/>72.77778 <text:s/><text:span text:style-name="T22">по Цельсию</text:span><text:span text:style-name="T20">»</text:span><text:span text:style-name="T19"><text:line-break/></text:span></text:p>
      <text:p text:style-name="P24">8. Что получится при вычисления каждого из выражений?</text:p>
      <text:p text:style-name="P12"/>
      <text:list xml:id="list324221306" text:style-name="L2">
        <text:list-item>
          <text:p text:style-name="P16">(list 'cons t NIL) <text:span text:style-name="T15">= <text:s/>(cons T NIL)<text:line-break/></text:span></text:p>
        </text:list-item>
        <text:list-item>
          <text:p text:style-name="P16">(eval (list 'cons t NIL)) <text:s/><text:span text:style-name="T16">= <text:s/>(eval (cons T NIL)) = (T . Nil) = (T)<text:line-break/></text:span></text:p>
        </text:list-item>
        <text:list-item>
          <text:p text:style-name="P28"><text:span text:style-name="T17">(eval (eval (list 'cons t NIL))) </text:span><text:span text:style-name="T18">= (eval (eval (cons T NIL))) = (eval (T)) <text:s/></text:span></text:p>
          <text:p text:style-name="P28"><text:span text:style-name="T18">ERROR:</text:span><text:bookmark text:name="ErrorSpan"/><text:span text:style-name="T18"> </text:span>EVAL: undefined function T <text:span text:style-name="T16">(Функция T не определена )<text:line-break/></text:span></text:p>
        </text:list-item>
        <text:list-item>
          <text:p text:style-name="P16">(apply #’cons ‘(t NIL)) <text:s/><text:span text:style-name="T21">= (T)<text:line-break/></text:span></text:p>
        </text:list-item>
        <text:list-item>
          <text:p text:style-name="P16">(eval NIL) <text:span text:style-name="T21">= NIL<text:line-break/></text:span></text:p>
        </text:list-item>
        <text:list-item>
          <text:p text:style-name="P16">(list 'eval NIL) <text:span text:style-name="T21">= (eval NIL)<text:line-break/></text:span></text:p>
        </text:list-item>
        <text:list-item>
          <text:p text:style-name="P21"><text:span text:style-name="T13">(eval (list 'eval NIL)) </text:span><text:span text:style-name="T14">= (eval (eval NIL)) = (eval NIL) = NIL</text:span></text:p>
        </text:list-item>
      </text:list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5"><text:soft-page-break/>Дополнительно:</text:p>
      <text:p text:style-name="P25"/>
      <text:p text:style-name="P25">1. Написать функцию, вычисляющую катет по заданной гипотенузе и другому катету прямоугольного треугольника, и составить диаграмму ее вычисления.</text:p>
      <text:p text:style-name="P30"/>
      <text:p text:style-name="P31">(defun cat (hyp catet) </text:p>
      <text:p text:style-name="P30"><text:span text:style-name="T24"><text:tab/>(sqrt (- (* hyp hyp) ( * catet catet))))</text:span></text:p>
      <text:p text:style-name="P31">&gt; (cat 5 4) </text:p>
      <text:p text:style-name="P31">3</text:p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pan text:style-name="T23"/></text:p>
      <text:p text:style-name="P30"><text:span text:style-name="T23">2. Написать функцию, вычисляющую площадь трапеции по ее основаниям и</text:span></text:p>
      <text:p text:style-name="P25"><text:span text:style-name="T13">высоте, и составить диаграмму ее вычисления.</text:span></text:p>
      <text:p text:style-name="P26"><text:span text:style-name="T13"/></text:p>
      <text:p text:style-name="P27"><text:span text:style-name="T13">(defun trap (a b h) </text:span></text:p>
      <text:p text:style-name="P27"><text:span text:style-name="T13"><text:tab/>(* (/ 1 2) (* (+ a b) h)))</text:span></text:p>
      <text:p text:style-name="P27"><text:span text:style-name="T13">&gt; (trap 7 10 2)</text:span></text:p>
      <text:p text:style-name="P27"><text:span text:style-name="T13">17</text:span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5"><text:span text:style-name="T13"/></text:p>
      <text:p text:style-name="P20"><text:span text:style-name="T13"/></text:p>
      <text:p text:style-name="P3"><text:span text:style-name="T11">Ответы на вопросы: </text:span><text:span text:style-name="T1"><text:line-break/>1. Синтаксическое оформление LISP</text:span></text:p>
      <text:p text:style-name="P32">Lisp формы представления программы и обрабатываемых ею данных одинаковы. И то и другое представляется списочной структурой имеющей одинаковую форму. Поэтому программы могут обрабатывать и преобразовывать другие программы или сами себя. </text:p>
      <text:p text:style-name="P32">2. Как трактуются элементы списка</text:p>
      <text:p text:style-name="P32">Если не стоит блокировка вычисления ` , то первый элемент трактуется как имя функции, остальные — как аргументы.</text:p>
      <text:p text:style-name="P32"><text:soft-page-break/>3. Порядок реализации</text:p>
      <text:p text:style-name="P32">Программа работает в цикле: </text:p>
      <text:list xml:id="list571275533" text:style-name="L1">
        <text:list-item>
          <text:p text:style-name="P33">Ожидает ввода S-выражения</text:p>
        </text:list-item>
        <text:list-item>
          <text:p text:style-name="P33">Передает введенное S-выражение функции eval </text:p>
        </text:list-item>
        <text:list-item>
          <text:p text:style-name="P33">Выводит полученный результат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4:52:00.770955997</meta:creation-date>
    <dc:date>2020-03-03T01:49:16.765272392</dc:date>
    <meta:editing-duration>PT6M54S</meta:editing-duration>
    <meta:editing-cycles>3</meta:editing-cycles>
    <meta:generator>LibreOffice/6.0.7.3$Linux_X86_64 LibreOffice_project/00m0$Build-3</meta:generator>
    <meta:document-statistic meta:table-count="2" meta:image-count="1" meta:object-count="0" meta:page-count="4" meta:paragraph-count="64" meta:word-count="442" meta:character-count="2945" meta:non-whitespace-character-count="2527"/>
  </office:meta>
</office:document-meta>
</file>